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816" officeooo:paragraph-rsid="0013e816"/>
    </style:style>
    <style:style style:name="P2" style:family="paragraph" style:parent-style-name="Standard">
      <style:text-properties officeooo:rsid="001a134a" officeooo:paragraph-rsid="001a13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d6f0"/>
    </style:style>
    <style:style style:name="T3" style:family="text">
      <style:text-properties style:text-underline-style="solid" style:text-underline-width="auto" style:text-underline-color="font-color" officeooo:rsid="0015d6f0"/>
    </style:style>
    <style:style style:name="T4" style:family="text">
      <style:text-properties officeooo:rsid="001a1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Original :</text:p>
      <text:p text:style-name="P1">Après avoir bien <text:span text:style-name="T1">mangé</text:span> à une soirée <text:span text:style-name="T1">raclette</text:span>, Raphaël est all<text:span text:style-name="T2">ait</text:span> <text:span text:style-name="T1">boire</text:span> au <text:span text:style-name="T1">bar</text:span> pour ensuite essayer de <text:span text:style-name="T1">séduire</text:span> de <text:span text:style-name="T1">belle</text:span><text:span text:style-name="T3">s</text:span> <text:span text:style-name="T1">gentil</text:span><text:span text:style-name="T3">s</text:span> fille<text:span text:style-name="T2">s</text:span> en <text:span text:style-name="T1">boîte de nuit</text:span>. Alors qu’il était au bord du <text:span text:style-name="T1">coma</text:span> éthylique une personne <text:span text:style-name="T1">attentionné</text:span> l’a ramené chez lui.</text:p>
      <text:p text:style-name="P1"/>
      <text:p text:style-name="P1">M<text:span text:style-name="T4">odifié par Copilot(IA de Microsoft) :</text:span></text:p>
      <text:p text:style-name="P1">Après avoir bien mangé lors d'une soirée raclette entre amis, Raphaël, satisfait et un peu trop plein, est allé boire au bar du coin. Là, il a enchaîné les verres, espérant gagner en confiance pour séduire de belles filles gentilles en boîte de nuit. La musique battait son plein et les lumières dansaient autour de lui. Mais à force de boire, il s'est retrouvé au bord du coma éthylique. Heureusement, une personne attentionnée, voyant son état, l'a raccompagné chez lui en toute sécurité, veillant à ce qu'il rentre sain et sauf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4:36:50.512000000</meta:creation-date>
    <dc:date>2025-01-07T15:19:41.662000000</dc:date>
    <meta:editing-duration>PT42M50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4" meta:word-count="141" meta:character-count="822" meta:non-whitespace-character-count="684"/>
  </office:meta>
</office:document-meta>
</file>